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a120" officeooo:paragraph-rsid="0010a120"/>
    </style:style>
    <style:style style:name="P2" style:family="paragraph" style:parent-style-name="Text_20_body">
      <style:text-properties officeooo:paragraph-rsid="0010a120"/>
    </style:style>
    <style:style style:name="P3" style:family="paragraph" style:parent-style-name="Text_20_body">
      <style:text-properties officeooo:rsid="0010a120" officeooo:paragraph-rsid="0010a120"/>
    </style:style>
    <style:style style:name="T1" style:family="text">
      <style:text-properties officeooo:rsid="001166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3">Rapport SAE 1.02</text:p>
      <text:p text:style-name="P2"/>
      <text:p text:style-name="Text_20_body">1er séance 17/10/2024</text:p>
      <text:p text:style-name="Text_20_body">Choix des 3 systèmes de votes : vote à la majorité simple, vote à classement, vote à répartition de points (cumulatif)</text:p>
      <text:p text:style-name="Text_20_body">Problème de communication : codage algorithme de vote non adapté (système de vote mixte)</text:p>
      <text:p text:style-name="P1">Le codage des votes reparties de manière équitables. Pour coder les systèmes de vote, on a prévus de les implémenter en algorithmie de l’IUT <text:s/>puis de les implémenter en C++. <text:span text:style-name="T1">A la fin de cette seance, nous avons commencé à rédiger les algorithmes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11:53:33.647412320</meta:creation-date>
    <dc:date>2024-10-17T12:09:26.889920849</dc:date>
    <meta:editing-duration>PT8M1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5" meta:word-count="84" meta:character-count="489" meta:non-whitespace-character-count="409"/>
  </office:meta>
</office:document-meta>
</file>